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582cm"/>
    </style:style>
    <style:style style:name="co7" style:family="table-column">
      <style:table-column-properties fo:break-before="auto" style:column-width="3.8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688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928cm"/>
    </style:style>
    <style:style style:name="co12" style:family="table-column">
      <style:table-column-properties fo:break-before="auto" style:column-width="5.071cm"/>
    </style:style>
    <style:style style:name="co13" style:family="table-column">
      <style:table-column-properties fo:break-before="auto" style:column-width="5.459cm"/>
    </style:style>
    <style:style style:name="co14" style:family="table-column">
      <style:table-column-properties fo:break-before="auto" style:column-width="5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null-year="1940"/>
      <table:table table:name="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4"/>
        <table:table-column table:style-name="co7" table:number-columns-repeated="2" table:default-cell-style-name="ce6"/>
        <table:table-column table:style-name="co8" table:default-cell-style-name="ce6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3" office:value-type="string" calcext:value-type="string">
            <text:p>HB (drivers)</text:p>
          </table:table-cell>
          <table:table-cell table:style-name="ce3" office:value-type="string" calcext:value-type="string">
            <text:p>HB (trailers)</text:p>
          </table:table-cell>
          <table:table-cell table:style-name="ce5" office:value-type="string" calcext:value-type="string">
            <text:p>Wear from drivers</text:p>
          </table:table-cell>
          <table:table-cell table:style-name="ce5" office:value-type="string" calcext:value-type="string">
            <text:p>Wear from trailers</text:p>
          </table:table-cell>
          <table:table-cell table:style-name="ce5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19687.5" calcext:value-type="float">
            <text:p>19688</text:p>
          </table:table-cell>
          <table:table-cell table:formula="of:=([.E2]/8)*(1+[.H2])*10000*[.F2]" office:value-type="float" office:value="14175" calcext:value-type="float">
            <text:p>14175</text:p>
          </table:table-cell>
          <table:table-cell table:formula="of:=[.J2]+[.I2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94500" calcext:value-type="float">
            <text:p>94500</text:p>
          </table:table-cell>
          <table:table-cell table:formula="of:=([.E3]/8)*(1+[.H3])*10000*[.F3]" office:value-type="float" office:value="53392.5" calcext:value-type="float">
            <text:p>53393</text:p>
          </table:table-cell>
          <table:table-cell table:formula="of:=[.J3]+[.I3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8300" calcext:value-type="float">
            <text:p>8300</text:p>
          </table:table-cell>
          <table:table-cell table:formula="of:=([.E4]/8)*(1+[.H4])*10000*[.F4]" office:value-type="float" office:value="6300" calcext:value-type="float">
            <text:p>6300</text:p>
          </table:table-cell>
          <table:table-cell table:formula="of:=[.J4]+[.I4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8300" calcext:value-type="float">
            <text:p>8300</text:p>
          </table:table-cell>
          <table:table-cell table:formula="of:=([.E5]/8)*(1+[.H5])*10000*[.F5]" office:value-type="float" office:value="6300" calcext:value-type="float">
            <text:p>6300</text:p>
          </table:table-cell>
          <table:table-cell table:formula="of:=[.J5]+[.I5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8300" calcext:value-type="float">
            <text:p>8300</text:p>
          </table:table-cell>
          <table:table-cell table:formula="of:=([.E6]/8)*(1+[.H6])*10000*[.F6]" office:value-type="float" office:value="6300" calcext:value-type="float">
            <text:p>6300</text:p>
          </table:table-cell>
          <table:table-cell table:formula="of:=[.J6]+[.I6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10375" calcext:value-type="float">
            <text:p>10375</text:p>
          </table:table-cell>
          <table:table-cell table:formula="of:=([.E7]/8)*(1+[.H7])*10000*[.F7]" office:value-type="float" office:value="7875" calcext:value-type="float">
            <text:p>7875</text:p>
          </table:table-cell>
          <table:table-cell table:formula="of:=[.J7]+[.I7]" office:value-type="float" office:value="18250" calcext:value-type="float">
            <text:p>18250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33200" calcext:value-type="float">
            <text:p>33200</text:p>
          </table:table-cell>
          <table:table-cell table:formula="of:=([.E8]/8)*(1+[.H8])*10000*[.F8]" office:value-type="float" office:value="11025" calcext:value-type="float">
            <text:p>11025</text:p>
          </table:table-cell>
          <table:table-cell table:formula="of:=[.J8]+[.I8]" office:value-type="float" office:value="44225" calcext:value-type="float">
            <text:p>44225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66420.75" calcext:value-type="float">
            <text:p>66421</text:p>
          </table:table-cell>
          <table:table-cell table:formula="of:=([.E9]/8)*(1+[.H9])*10000*[.F9]" office:value-type="float" office:value="0" calcext:value-type="float">
            <text:p>0</text:p>
          </table:table-cell>
          <table:table-cell table:formula="of:=[.J9]+[.I9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45629.25" calcext:value-type="float">
            <text:p>45629</text:p>
          </table:table-cell>
          <table:table-cell table:formula="of:=([.E10]/8)*(1+[.H10])*10000*[.F10]" office:value-type="float" office:value="0" calcext:value-type="float">
            <text:p>0</text:p>
          </table:table-cell>
          <table:table-cell table:formula="of:=[.J10]+[.I10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6225" calcext:value-type="float">
            <text:p>6225</text:p>
          </table:table-cell>
          <table:table-cell table:formula="of:=([.E11]/8)*(1+[.H11])*10000*[.F11]" office:value-type="float" office:value="3150" calcext:value-type="float">
            <text:p>3150</text:p>
          </table:table-cell>
          <table:table-cell table:formula="of:=[.J11]+[.I11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53970.75" calcext:value-type="float">
            <text:p>53971</text:p>
          </table:table-cell>
          <table:table-cell table:formula="of:=([.E12]/8)*(1+[.H12])*10000*[.F12]" office:value-type="float" office:value="0" calcext:value-type="float">
            <text:p>0</text:p>
          </table:table-cell>
          <table:table-cell table:formula="of:=[.J12]+[.I12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56025" calcext:value-type="float">
            <text:p>56025</text:p>
          </table:table-cell>
          <table:table-cell table:formula="of:=([.E13]/8)*(1+[.H13])*10000*[.F13]" office:value-type="float" office:value="0" calcext:value-type="float">
            <text:p>0</text:p>
          </table:table-cell>
          <table:table-cell table:formula="of:=[.J13]+[.I13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29050" calcext:value-type="float">
            <text:p>29050</text:p>
          </table:table-cell>
          <table:table-cell table:formula="of:=([.E14]/8)*(1+[.H14])*10000*[.F14]" office:value-type="float" office:value="4725" calcext:value-type="float">
            <text:p>4725</text:p>
          </table:table-cell>
          <table:table-cell table:formula="of:=[.J14]+[.I14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70875" calcext:value-type="float">
            <text:p>70875</text:p>
          </table:table-cell>
          <table:table-cell table:formula="of:=([.E15]/8)*(1+[.H15])*10000*[.F15]" office:value-type="float" office:value="0" calcext:value-type="float">
            <text:p>0</text:p>
          </table:table-cell>
          <table:table-cell table:formula="of:=[.J15]+[.I15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53327.5" calcext:value-type="float">
            <text:p>53328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41500" calcext:value-type="float">
            <text:p>41500</text:p>
          </table:table-cell>
          <table:table-cell table:formula="of:=([.E17]/8)*(1+[.H17])*10000*[.F17]" office:value-type="float" office:value="0" calcext:value-type="float">
            <text:p>0</text:p>
          </table:table-cell>
          <table:table-cell table:formula="of:=[.J17]+[.I17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45650" calcext:value-type="float">
            <text:p>45650</text:p>
          </table:table-cell>
          <table:table-cell table:formula="of:=([.E18]/8)*(1+[.H18])*10000*[.F18]" office:value-type="float" office:value="0" calcext:value-type="float">
            <text:p>0</text:p>
          </table:table-cell>
          <table:table-cell table:formula="of:=[.J18]+[.I18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18675" calcext:value-type="float">
            <text:p>18675</text:p>
          </table:table-cell>
          <table:table-cell table:formula="of:=([.E19]/8)*(1+[.H19])*10000*[.F19]" office:value-type="float" office:value="17482.5" calcext:value-type="float">
            <text:p>17483</text:p>
          </table:table-cell>
          <table:table-cell table:formula="of:=[.J19]+[.I19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66400" calcext:value-type="float">
            <text:p>66400</text:p>
          </table:table-cell>
          <table:table-cell table:formula="of:=([.E20]/8)*(1+[.H20])*10000*[.F20]" office:value-type="float" office:value="0" calcext:value-type="float">
            <text:p>0</text:p>
          </table:table-cell>
          <table:table-cell table:formula="of:=[.J20]+[.I20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67437.5" calcext:value-type="float">
            <text:p>67438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61425" calcext:value-type="float">
            <text:p>61425</text:p>
          </table:table-cell>
          <table:table-cell table:formula="of:=([.E22]/8)*(1+[.H22])*10000*[.F22]" office:value-type="float" office:value="0" calcext:value-type="float">
            <text:p>0</text:p>
          </table:table-cell>
          <table:table-cell table:formula="of:=[.J22]+[.I2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63000" calcext:value-type="float">
            <text:p>63000</text:p>
          </table:table-cell>
          <table:table-cell table:formula="of:=([.E23]/8)*(1+[.H23])*10000*[.F23]" office:value-type="float" office:value="0" calcext:value-type="float">
            <text:p>0</text:p>
          </table:table-cell>
          <table:table-cell table:formula="of:=[.J23]+[.I23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41500" calcext:value-type="float">
            <text:p>41500</text:p>
          </table:table-cell>
          <table:table-cell table:formula="of:=([.E24]/8)*(1+[.H24])*10000*[.F24]" office:value-type="float" office:value="0" calcext:value-type="float">
            <text:p>0</text:p>
          </table:table-cell>
          <table:table-cell table:formula="of:=[.J24]+[.I24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25])/[.F25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18675" calcext:value-type="float">
            <text:p>18675</text:p>
          </table:table-cell>
          <table:table-cell table:formula="of:=([.E25]/8)*(1+[.H25])*10000*[.F25]" office:value-type="float" office:value="17955" calcext:value-type="float">
            <text:p>17955</text:p>
          </table:table-cell>
          <table:table-cell table:formula="of:=[.J25]+[.I25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6225" calcext:value-type="float">
            <text:p>6225</text:p>
          </table:table-cell>
          <table:table-cell table:formula="of:=([.E26]/8)*(1+[.H26])*10000*[.F26]" office:value-type="float" office:value="18900" calcext:value-type="float">
            <text:p>18900</text:p>
          </table:table-cell>
          <table:table-cell table:formula="of:=[.J26]+[.I26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33200" calcext:value-type="float">
            <text:p>33200</text:p>
          </table:table-cell>
          <table:table-cell table:formula="of:=([.E27]/8)*(1+[.H27])*10000*[.F27]" office:value-type="float" office:value="31500" calcext:value-type="float">
            <text:p>31500</text:p>
          </table:table-cell>
          <table:table-cell table:formula="of:=[.J27]+[.I27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75600" calcext:value-type="float">
            <text:p>75600</text:p>
          </table:table-cell>
          <table:table-cell table:formula="of:=([.E28]/8)*(1+[.H28])*10000*[.F28]" office:value-type="float" office:value="0" calcext:value-type="float">
            <text:p>0</text:p>
          </table:table-cell>
          <table:table-cell table:formula="of:=[.J28]+[.I28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2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34583.3333333333" calcext:value-type="float">
            <text:p>34583</text:p>
          </table:table-cell>
          <table:table-cell table:formula="of:=([.E29]/8)*(1+[.H29])*10000*[.F29]" office:value-type="float" office:value="13125" calcext:value-type="float">
            <text:p>13125</text:p>
          </table:table-cell>
          <table:table-cell table:formula="of:=[.J29]+[.I29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70875" calcext:value-type="float">
            <text:p>70875</text:p>
          </table:table-cell>
          <table:table-cell table:formula="of:=([.E30]/8)*(1+[.H30])*10000*[.F30]" office:value-type="float" office:value="0" calcext:value-type="float">
            <text:p>0</text:p>
          </table:table-cell>
          <table:table-cell table:formula="of:=[.J30]+[.I30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63000" calcext:value-type="float">
            <text:p>63000</text:p>
          </table:table-cell>
          <table:table-cell table:formula="of:=([.E31]/8)*(1+[.H31])*10000*[.F31]" office:value-type="float" office:value="0" calcext:value-type="float">
            <text:p>0</text:p>
          </table:table-cell>
          <table:table-cell table:formula="of:=[.J31]+[.I31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61425" calcext:value-type="float">
            <text:p>61425</text:p>
          </table:table-cell>
          <table:table-cell table:formula="of:=([.E32]/8)*(1+[.H32])*10000*[.F32]" office:value-type="float" office:value="0" calcext:value-type="float">
            <text:p>0</text:p>
          </table:table-cell>
          <table:table-cell table:formula="of:=[.J32]+[.I3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44100" calcext:value-type="float">
            <text:p>44100</text:p>
          </table:table-cell>
          <table:table-cell table:formula="of:=([.E33]/8)*(1+[.H33])*10000*[.F33]" office:value-type="float" office:value="22050" calcext:value-type="float">
            <text:p>22050</text:p>
          </table:table-cell>
          <table:table-cell table:formula="of:=[.J33]+[.I33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56700" calcext:value-type="float">
            <text:p>56700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85050" calcext:value-type="float">
            <text:p>85050</text:p>
          </table:table-cell>
          <table:table-cell table:formula="of:=([.E35]/8)*(1+[.H35])*10000*[.F35]" office:value-type="float" office:value="29925" calcext:value-type="float">
            <text:p>29925</text:p>
          </table:table-cell>
          <table:table-cell table:formula="of:=[.J35]+[.I35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36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85050" calcext:value-type="float">
            <text:p>85050</text:p>
          </table:table-cell>
          <table:table-cell table:formula="of:=([.E36]/8)*(1+[.H36])*10000*[.F36]" office:value-type="float" office:value="34650" calcext:value-type="float">
            <text:p>34650</text:p>
          </table:table-cell>
          <table:table-cell table:formula="of:=[.J36]+[.I36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37]*[.D37])/[.F37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89775" calcext:value-type="float">
            <text:p>89775</text:p>
          </table:table-cell>
          <table:table-cell table:formula="of:=([.E37]/8)*(1+[.H37])*10000*[.F37]" office:value-type="float" office:value="28350" calcext:value-type="float">
            <text:p>28350</text:p>
          </table:table-cell>
          <table:table-cell table:formula="of:=[.J37]+[.I37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38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69300" calcext:value-type="float">
            <text:p>69300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11333.3333333333" calcext:value-type="float">
            <text:p>11333</text:p>
          </table:table-cell>
          <table:table-cell table:formula="of:=([.E39]/8)*(1+[.H39])*10000*[.F39]" office:value-type="float" office:value="16800" calcext:value-type="float">
            <text:p>16800</text:p>
          </table:table-cell>
          <table:table-cell table:formula="of:=[.J39]+[.I39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40]*[.D40]))/[.F40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22050" calcext:value-type="float">
            <text:p>22050</text:p>
          </table:table-cell>
          <table:table-cell table:formula="of:=([.E40]/8)*(1+[.H40])*10000*[.F40]" office:value-type="float" office:value="39375" calcext:value-type="float">
            <text:p>39375</text:p>
          </table:table-cell>
          <table:table-cell table:formula="of:=[.J40]+[.I40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77175" calcext:value-type="float">
            <text:p>77175</text:p>
          </table:table-cell>
          <table:table-cell table:formula="of:=([.E41]/8)*(1+[.H41])*10000*[.F41]" office:value-type="float" office:value="0" calcext:value-type="float">
            <text:p>0</text:p>
          </table:table-cell>
          <table:table-cell table:formula="of:=[.J41]+[.I41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78750" calcext:value-type="float">
            <text:p>78750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3]/8)*(IF([.C43]&lt;11;(1+[.G43]);(1+[.H43])))*10000*[.D43]" office:value-type="float" office:value="51975" calcext:value-type="float">
            <text:p>51975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4]*[.D44]))/[.F44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4]/8)*(IF([.C44]&lt;11;(1+[.G44]);(1+[.H44])))*10000*[.D44]" office:value-type="float" office:value="50400" calcext:value-type="float">
            <text:p>50400</text:p>
          </table:table-cell>
          <table:table-cell table:formula="of:=([.E44]/8)*(1+[.H44])*10000*[.F44]" office:value-type="float" office:value="27405" calcext:value-type="float">
            <text:p>27405</text:p>
          </table:table-cell>
          <table:table-cell table:formula="of:=[.J44]+[.I44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60795" calcext:value-type="float">
            <text:p>60795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46]/8)*(IF([.C46]&lt;11;(1+[.G46]);(1+[.H46])))*10000*[.D46]" office:value-type="float" office:value="45150" calcext:value-type="float">
            <text:p>45150</text:p>
          </table:table-cell>
          <table:table-cell table:formula="of:=([.E46]/8)*(1+[.H46])*10000*[.F46]" office:value-type="float" office:value="33862.5" calcext:value-type="float">
            <text:p>33863</text:p>
          </table:table-cell>
          <table:table-cell table:formula="of:=[.J46]+[.I46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7]/8)*(IF([.C47]&lt;11;(1+[.G47]);(1+[.H47])))*10000*[.D47]" office:value-type="float" office:value="59850" calcext:value-type="float">
            <text:p>59850</text:p>
          </table:table-cell>
          <table:table-cell table:formula="of:=([.E47]/8)*(1+[.H47])*10000*[.F47]" office:value-type="float" office:value="0" calcext:value-type="float">
            <text:p>0</text:p>
          </table:table-cell>
          <table:table-cell table:formula="of:=[.J47]+[.I47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63000" calcext:value-type="float">
            <text:p>63000</text:p>
          </table:table-cell>
          <table:table-cell table:formula="of:=([.E48]/8)*(1+[.H48])*10000*[.F48]" office:value-type="float" office:value="0" calcext:value-type="float">
            <text:p>0</text:p>
          </table:table-cell>
          <table:table-cell table:formula="of:=[.J48]+[.I48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49]*[.D49]))/[.F49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9]/8)*(IF([.C49]&lt;11;(1+[.G49]);(1+[.H49])))*10000*[.D49]" office:value-type="float" office:value="75600" calcext:value-type="float">
            <text:p>75600</text:p>
          </table:table-cell>
          <table:table-cell table:formula="of:=([.E49]/8)*(1+[.H49])*10000*[.F49]" office:value-type="float" office:value="11025" calcext:value-type="float">
            <text:p>11025</text:p>
          </table:table-cell>
          <table:table-cell table:formula="of:=[.J49]+[.I49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50]*[.D50]))/[.F5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50]/8)*(IF([.C50]&lt;11;(1+[.G50]);(1+[.H50])))*10000*[.D50]" office:value-type="float" office:value="37800" calcext:value-type="float">
            <text:p>37800</text:p>
          </table:table-cell>
          <table:table-cell table:formula="of:=([.E50]/8)*(1+[.H50])*10000*[.F50]" office:value-type="float" office:value="7875" calcext:value-type="float">
            <text:p>7875</text:p>
          </table:table-cell>
          <table:table-cell table:formula="of:=[.J50]+[.I50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1]/8)*(IF([.C51]&lt;11;(1+[.G51]);(1+[.H51])))*10000*[.D51]" office:value-type="float" office:value="79222.5" calcext:value-type="float">
            <text:p>79223</text:p>
          </table:table-cell>
          <table:table-cell table:formula="of:=([.E51]/8)*(1+[.H51])*10000*[.F51]" office:value-type="float" office:value="0" calcext:value-type="float">
            <text:p>0</text:p>
          </table:table-cell>
          <table:table-cell table:formula="of:=[.J51]+[.I51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52]*[.D52]))/[.F5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52]/8)*(IF([.C52]&lt;11;(1+[.G52]);(1+[.H52])))*10000*[.D52]" office:value-type="float" office:value="47250" calcext:value-type="float">
            <text:p>47250</text:p>
          </table:table-cell>
          <table:table-cell table:formula="of:=([.E52]/8)*(1+[.H52])*10000*[.F52]" office:value-type="float" office:value="18900" calcext:value-type="float">
            <text:p>18900</text:p>
          </table:table-cell>
          <table:table-cell table:formula="of:=[.J52]+[.I52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3]/8)*(IF([.C53]&lt;11;(1+[.G53]);(1+[.H53])))*10000*[.D53]" office:value-type="float" office:value="70125" calcext:value-type="float">
            <text:p>70125</text:p>
          </table:table-cell>
          <table:table-cell table:formula="of:=([.E53]/8)*(1+[.H53])*10000*[.F53]" office:value-type="float" office:value="0" calcext:value-type="float">
            <text:p>0</text:p>
          </table:table-cell>
          <table:table-cell table:formula="of:=[.J53]+[.I53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4]/8)*(IF([.C54]&lt;11;(1+[.G54]);(1+[.H54])))*10000*[.D54]" office:value-type="float" office:value="66250" calcext:value-type="float">
            <text:p>66250</text:p>
          </table:table-cell>
          <table:table-cell table:formula="of:=([.E54]/8)*(1+[.H54])*10000*[.F54]" office:value-type="float" office:value="0" calcext:value-type="float">
            <text:p>0</text:p>
          </table:table-cell>
          <table:table-cell table:formula="of:=[.J54]+[.I54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55]*[.D55]))/[.F5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55]/8)*(IF([.C55]&lt;11;(1+[.G55]);(1+[.H55])))*10000*[.D55]" office:value-type="float" office:value="115000" calcext:value-type="float">
            <text:p>115000</text:p>
          </table:table-cell>
          <table:table-cell table:formula="of:=([.E55]/8)*(1+[.H55])*10000*[.F55]" office:value-type="float" office:value="7187.5" calcext:value-type="float">
            <text:p>7188</text:p>
          </table:table-cell>
          <table:table-cell table:formula="of:=[.J55]+[.I55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56]*[.D56]))/[.F56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6]/8)*(IF([.C56]&lt;11;(1+[.G56]);(1+[.H56])))*10000*[.D56]" office:value-type="float" office:value="70125" calcext:value-type="float">
            <text:p>70125</text:p>
          </table:table-cell>
          <table:table-cell table:formula="of:=([.E56]/8)*(1+[.H56])*10000*[.F56]" office:value-type="float" office:value="59125" calcext:value-type="float">
            <text:p>59125</text:p>
          </table:table-cell>
          <table:table-cell table:formula="of:=[.J56]+[.I56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57]*[.D57]))/[.F57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7]/8)*(IF([.C57]&lt;11;(1+[.G57]);(1+[.H57])))*10000*[.D57]" office:value-type="float" office:value="60500" calcext:value-type="float">
            <text:p>60500</text:p>
          </table:table-cell>
          <table:table-cell table:formula="of:=([.E57]/8)*(1+[.H57])*10000*[.F57]" office:value-type="float" office:value="28875" calcext:value-type="float">
            <text:p>28875</text:p>
          </table:table-cell>
          <table:table-cell table:formula="of:=[.J57]+[.I57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58]*[.D58]))/[.F58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8]/8)*(IF([.C58]&lt;11;(1+[.G58]);(1+[.H58])))*10000*[.D58]" office:value-type="float" office:value="110000" calcext:value-type="float">
            <text:p>110000</text:p>
          </table:table-cell>
          <table:table-cell table:formula="of:=([.E58]/8)*(1+[.H58])*10000*[.F58]" office:value-type="float" office:value="37125" calcext:value-type="float">
            <text:p>37125</text:p>
          </table:table-cell>
          <table:table-cell table:formula="of:=[.J58]+[.I58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59]*[.D59]))/[.F59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9]/8)*(IF([.C59]&lt;11;(1+[.G59]);(1+[.H59])))*10000*[.D59]" office:value-type="float" office:value="40000" calcext:value-type="float">
            <text:p>40000</text:p>
          </table:table-cell>
          <table:table-cell table:formula="of:=([.E59]/8)*(1+[.H59])*10000*[.F59]" office:value-type="float" office:value="28750" calcext:value-type="float">
            <text:p>28750</text:p>
          </table:table-cell>
          <table:table-cell table:formula="of:=[.J59]+[.I59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60]*[.D60]))/[.F60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60]/8)*(IF([.C60]&lt;11;(1+[.G60]);(1+[.H60])))*10000*[.D60]" office:value-type="float" office:value="37500" calcext:value-type="float">
            <text:p>37500</text:p>
          </table:table-cell>
          <table:table-cell table:formula="of:=([.E60]/8)*(1+[.H60])*10000*[.F60]" office:value-type="float" office:value="31250" calcext:value-type="float">
            <text:p>31250</text:p>
          </table:table-cell>
          <table:table-cell table:formula="of:=[.J60]+[.I60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(55-([.C61]*[.D61]))/[.F61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1]/8)*(IF([.C61]&lt;11;(1+[.G61]);(1+[.H61])))*10000*[.D61]" office:value-type="float" office:value="55000" calcext:value-type="float">
            <text:p>55000</text:p>
          </table:table-cell>
          <table:table-cell table:formula="of:=([.E61]/8)*(1+[.H61])*10000*[.F61]" office:value-type="float" office:value="20625" calcext:value-type="float">
            <text:p>20625</text:p>
          </table:table-cell>
          <table:table-cell table:formula="of:=[.J61]+[.I61]" office:value-type="float" office:value="75625" calcext:value-type="float">
            <text:p>75625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62]*[.D62]))/[.F62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2]/8)*(IF([.C62]&lt;11;(1+[.G62]);(1+[.H62])))*10000*[.D62]" office:value-type="float" office:value="46750" calcext:value-type="float">
            <text:p>46750</text:p>
          </table:table-cell>
          <table:table-cell table:formula="of:=([.E62]/8)*(1+[.H62])*10000*[.F62]" office:value-type="float" office:value="39875" calcext:value-type="float">
            <text:p>39875</text:p>
          </table:table-cell>
          <table:table-cell table:formula="of:=[.J62]+[.I62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63]*[.D63]))/[.F63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3]/8)*(IF([.C63]&lt;11;(1+[.G63]);(1+[.H63])))*10000*[.D63]" office:value-type="float" office:value="82687.5" calcext:value-type="float">
            <text:p>82688</text:p>
          </table:table-cell>
          <table:table-cell table:formula="of:=([.E63]/8)*(1+[.H63])*10000*[.F63]" office:value-type="float" office:value="26250" calcext:value-type="float">
            <text:p>26250</text:p>
          </table:table-cell>
          <table:table-cell table:formula="of:=[.J63]+[.I63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64]*[.D64]))/[.F64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4]/8)*(IF([.C64]&lt;11;(1+[.G64]);(1+[.H64])))*10000*[.D64]" office:value-type="float" office:value="57750" calcext:value-type="float">
            <text:p>57750</text:p>
          </table:table-cell>
          <table:table-cell table:formula="of:=([.E64]/8)*(1+[.H64])*10000*[.F64]" office:value-type="float" office:value="35750" calcext:value-type="float">
            <text:p>35750</text:p>
          </table:table-cell>
          <table:table-cell table:formula="of:=[.J64]+[.I64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65]/8)*(IF([.C65]&lt;11;(1+[.G65]);(1+[.H65])))*10000*[.D65]" office:value-type="float" office:value="190250" calcext:value-type="float">
            <text:p>190250</text:p>
          </table:table-cell>
          <table:table-cell table:formula="of:=([.E65]/8)*(1+[.H65])*10000*[.F65]" office:value-type="float" office:value="0" calcext:value-type="float">
            <text:p>0</text:p>
          </table:table-cell>
          <table:table-cell table:formula="of:=[.J65]+[.I65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66]*[.D66]))/[.F66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6]/8)*(IF([.C66]&lt;11;(1+[.G66]);(1+[.H66])))*10000*[.D66]" office:value-type="float" office:value="78750" calcext:value-type="float">
            <text:p>78750</text:p>
          </table:table-cell>
          <table:table-cell table:formula="of:=([.E66]/8)*(1+[.H66])*10000*[.F66]" office:value-type="float" office:value="19687.5" calcext:value-type="float">
            <text:p>19688</text:p>
          </table:table-cell>
          <table:table-cell table:formula="of:=[.J66]+[.I66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67]*[.D67]))/[.F67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7]/8)*(IF([.C67]&lt;11;(1+[.G67]);(1+[.H67])))*10000*[.D67]" office:value-type="float" office:value="78750" calcext:value-type="float">
            <text:p>78750</text:p>
          </table:table-cell>
          <table:table-cell table:formula="of:=([.E67]/8)*(1+[.H67])*10000*[.F67]" office:value-type="float" office:value="24937.5" calcext:value-type="float">
            <text:p>24938</text:p>
          </table:table-cell>
          <table:table-cell table:formula="of:=[.J67]+[.I67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68]*[.D68]))/[.F68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8]/8)*(IF([.C68]&lt;11;(1+[.G68]);(1+[.H68])))*10000*[.D68]" office:value-type="float" office:value="82500" calcext:value-type="float">
            <text:p>82500</text:p>
          </table:table-cell>
          <table:table-cell table:formula="of:=([.E68]/8)*(1+[.H68])*10000*[.F68]" office:value-type="float" office:value="28875" calcext:value-type="float">
            <text:p>28875</text:p>
          </table:table-cell>
          <table:table-cell table:formula="of:=[.J68]+[.I68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69]*[.D69]))/[.F69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9]/8)*(IF([.C69]&lt;11;(1+[.G69]);(1+[.H69])))*10000*[.D69]" office:value-type="float" office:value="82500" calcext:value-type="float">
            <text:p>82500</text:p>
          </table:table-cell>
          <table:table-cell table:formula="of:=([.E69]/8)*(1+[.H69])*10000*[.F69]" office:value-type="float" office:value="28875" calcext:value-type="float">
            <text:p>28875</text:p>
          </table:table-cell>
          <table:table-cell table:formula="of:=[.J69]+[.I69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70]*[.D70]))/[.F70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0]/8)*(IF([.C70]&lt;11;(1+[.G70]);(1+[.H70])))*10000*[.D70]" office:value-type="float" office:value="74250" calcext:value-type="float">
            <text:p>74250</text:p>
          </table:table-cell>
          <table:table-cell table:formula="of:=([.E70]/8)*(1+[.H70])*10000*[.F70]" office:value-type="float" office:value="31625" calcext:value-type="float">
            <text:p>31625</text:p>
          </table:table-cell>
          <table:table-cell table:formula="of:=[.J70]+[.I70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71]*[.D71]))/[.F71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1]/8)*(IF([.C71]&lt;11;(1+[.G71]);(1+[.H71])))*10000*[.D71]" office:value-type="float" office:value="74250" calcext:value-type="float">
            <text:p>74250</text:p>
          </table:table-cell>
          <table:table-cell table:formula="of:=([.E71]/8)*(1+[.H71])*10000*[.F71]" office:value-type="float" office:value="37125" calcext:value-type="float">
            <text:p>37125</text:p>
          </table:table-cell>
          <table:table-cell table:formula="of:=[.J71]+[.I71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72]*[.D72]))/[.F72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2]/8)*(IF([.C72]&lt;11;(1+[.G72]);(1+[.H72])))*10000*[.D72]" office:value-type="float" office:value="90750" calcext:value-type="float">
            <text:p>90750</text:p>
          </table:table-cell>
          <table:table-cell table:formula="of:=([.E72]/8)*(1+[.H72])*10000*[.F72]" office:value-type="float" office:value="37125" calcext:value-type="float">
            <text:p>37125</text:p>
          </table:table-cell>
          <table:table-cell table:formula="of:=[.J72]+[.I72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73]*[.D73]))/[.F73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3]/8)*(IF([.C73]&lt;11;(1+[.G73]);(1+[.H73])))*10000*[.D73]" office:value-type="float" office:value="78750" calcext:value-type="float">
            <text:p>78750</text:p>
          </table:table-cell>
          <table:table-cell table:formula="of:=([.E73]/8)*(1+[.H73])*10000*[.F73]" office:value-type="float" office:value="27693.75" calcext:value-type="float">
            <text:p>27694</text:p>
          </table:table-cell>
          <table:table-cell table:formula="of:=[.J73]+[.I73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74]*[.D74]))/[.F74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74]/8)*(IF([.C74]&lt;11;(1+[.G74]);(1+[.H74])))*10000*[.D74]" office:value-type="float" office:value="71250" calcext:value-type="float">
            <text:p>71250</text:p>
          </table:table-cell>
          <table:table-cell table:formula="of:=([.E74]/8)*(1+[.H74])*10000*[.F74]" office:value-type="float" office:value="38000" calcext:value-type="float">
            <text:p>38000</text:p>
          </table:table-cell>
          <table:table-cell table:formula="of:=[.J74]+[.I74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75]*[.D75]))/[.F75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5]/8)*(IF([.C75]&lt;11;(1+[.G75]);(1+[.H75])))*10000*[.D75]" office:value-type="float" office:value="82500" calcext:value-type="float">
            <text:p>82500</text:p>
          </table:table-cell>
          <table:table-cell table:formula="of:=([.E75]/8)*(1+[.H75])*10000*[.F75]" office:value-type="float" office:value="36162.5" calcext:value-type="float">
            <text:p>36163</text:p>
          </table:table-cell>
          <table:table-cell table:formula="of:=[.J75]+[.I75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76]*[.D76]))/[.F76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6]/8)*(IF([.C76]&lt;11;(1+[.G76]);(1+[.H76])))*10000*[.D76]" office:value-type="float" office:value="86625" calcext:value-type="float">
            <text:p>86625</text:p>
          </table:table-cell>
          <table:table-cell table:formula="of:=([.E76]/8)*(1+[.H76])*10000*[.F76]" office:value-type="float" office:value="32025" calcext:value-type="float">
            <text:p>32025</text:p>
          </table:table-cell>
          <table:table-cell table:formula="of:=[.J76]+[.I76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77]*[.D77]))/[.F77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7]/8)*(IF([.C77]&lt;11;(1+[.G77]);(1+[.H77])))*10000*[.D77]" office:value-type="float" office:value="83737.5" calcext:value-type="float">
            <text:p>83738</text:p>
          </table:table-cell>
          <table:table-cell table:formula="of:=([.E77]/8)*(1+[.H77])*10000*[.F77]" office:value-type="float" office:value="43862.5" calcext:value-type="float">
            <text:p>43863</text:p>
          </table:table-cell>
          <table:table-cell table:formula="of:=[.J77]+[.I77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78]*[.D78]))/[.F78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8]/8)*(IF([.C78]&lt;11;(1+[.G78]);(1+[.H78])))*10000*[.D78]" office:value-type="float" office:value="82687.5" calcext:value-type="float">
            <text:p>82688</text:p>
          </table:table-cell>
          <table:table-cell table:formula="of:=([.E78]/8)*(1+[.H78])*10000*[.F78]" office:value-type="float" office:value="56700" calcext:value-type="float">
            <text:p>56700</text:p>
          </table:table-cell>
          <table:table-cell table:formula="of:=[.J78]+[.I78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79]*[.D79]))/[.F79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79]/8)*(IF([.C79]&lt;11;(1+[.G79]);(1+[.H79])))*10000*[.D79]" office:value-type="float" office:value="78750" calcext:value-type="float">
            <text:p>78750</text:p>
          </table:table-cell>
          <table:table-cell table:formula="of:=([.E79]/8)*(1+[.H79])*10000*[.F79]" office:value-type="float" office:value="41625" calcext:value-type="float">
            <text:p>41625</text:p>
          </table:table-cell>
          <table:table-cell table:formula="of:=[.J79]+[.I79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80]*[.D80]))/[.F80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0]/8)*(IF([.C80]&lt;11;(1+[.G80]);(1+[.H80])))*10000*[.D80]" office:value-type="float" office:value="86625" calcext:value-type="float">
            <text:p>86625</text:p>
          </table:table-cell>
          <table:table-cell table:formula="of:=([.E80]/8)*(1+[.H80])*10000*[.F80]" office:value-type="float" office:value="50187.5" calcext:value-type="float">
            <text:p>50188</text:p>
          </table:table-cell>
          <table:table-cell table:formula="of:=[.J80]+[.I80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81]*[.D81]))/[.F81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1]/8)*(IF([.C81]&lt;11;(1+[.G81]);(1+[.H81])))*10000*[.D81]" office:value-type="float" office:value="82500" calcext:value-type="float">
            <text:p>82500</text:p>
          </table:table-cell>
          <table:table-cell table:formula="of:=([.E81]/8)*(1+[.H81])*10000*[.F81]" office:value-type="float" office:value="44825" calcext:value-type="float">
            <text:p>44825</text:p>
          </table:table-cell>
          <table:table-cell table:formula="of:=[.J81]+[.I81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82]*[.D82]))/[.F82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2]/8)*(IF([.C82]&lt;11;(1+[.G82]);(1+[.H82])))*10000*[.D82]" office:value-type="float" office:value="90956.25" calcext:value-type="float">
            <text:p>90956</text:p>
          </table:table-cell>
          <table:table-cell table:formula="of:=([.E82]/8)*(1+[.H82])*10000*[.F82]" office:value-type="float" office:value="42418.75" calcext:value-type="float">
            <text:p>42419</text:p>
          </table:table-cell>
          <table:table-cell table:formula="of:=[.J82]+[.I82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83]*[.D83]))/[.F83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3]/8)*(IF([.C83]&lt;11;(1+[.G83]);(1+[.H83])))*10000*[.D83]" office:value-type="float" office:value="90750" calcext:value-type="float">
            <text:p>90750</text:p>
          </table:table-cell>
          <table:table-cell table:formula="of:=([.E83]/8)*(1+[.H83])*10000*[.F83]" office:value-type="float" office:value="53075" calcext:value-type="float">
            <text:p>53075</text:p>
          </table:table-cell>
          <table:table-cell table:formula="of:=[.J83]+[.I83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84]*[.D84]))/[.F84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4]/8)*(IF([.C84]&lt;11;(1+[.G84]);(1+[.H84])))*10000*[.D84]" office:value-type="float" office:value="92193.75" calcext:value-type="float">
            <text:p>92194</text:p>
          </table:table-cell>
          <table:table-cell table:formula="of:=([.E84]/8)*(1+[.H84])*10000*[.F84]" office:value-type="float" office:value="49293.75" calcext:value-type="float">
            <text:p>49294</text:p>
          </table:table-cell>
          <table:table-cell table:formula="of:=[.J84]+[.I84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85]*[.D85]))/[.F85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5]/8)*(IF([.C85]&lt;11;(1+[.G85]);(1+[.H85])))*10000*[.D85]" office:value-type="float" office:value="86625" calcext:value-type="float">
            <text:p>86625</text:p>
          </table:table-cell>
          <table:table-cell table:formula="of:=([.E85]/8)*(1+[.H85])*10000*[.F85]" office:value-type="float" office:value="57487.5" calcext:value-type="float">
            <text:p>57488</text:p>
          </table:table-cell>
          <table:table-cell table:formula="of:=[.J85]+[.I85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86]*[.D86]))/[.F86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6]/8)*(IF([.C86]&lt;11;(1+[.G86]);(1+[.H86])))*10000*[.D86]" office:value-type="float" office:value="86625" calcext:value-type="float">
            <text:p>86625</text:p>
          </table:table-cell>
          <table:table-cell table:formula="of:=([.E86]/8)*(1+[.H86])*10000*[.F86]" office:value-type="float" office:value="53681.25" calcext:value-type="float">
            <text:p>53681</text:p>
          </table:table-cell>
          <table:table-cell table:formula="of:=[.J86]+[.I86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5" office:value-type="string" calcext:value-type="string">
            <text:p>Wear capacity</text:p>
          </table:table-cell>
          <table:table-cell table:style-name="ce5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5" calcext:value-type="float">
            <text:p>5</text:p>
          </table:table-cell>
          <table:table-cell table:formula="of:=[.A2]*[.B2]*12*[.C2]" office:value-type="float" office:value="1350" calcext:value-type="float">
            <text:p>1350</text:p>
          </table:table-cell>
          <table:table-cell table:formula="of:=[.D2]*10000" office:value-type="float" office:value="13500000" calcext:value-type="float">
            <text:p>13500000</text:p>
          </table:table-cell>
          <table:table-cell table:style-name="ce7" office:value-type="string" calcext:value-type="string">
            <text:p>Wagonway</text:p>
          </table:table-cell>
          <table:table-cell table:style-name="ce1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7.5" calcext:value-type="float">
            <text:p>7.5</text:p>
          </table:table-cell>
          <table:table-cell table:formula="of:=[.A3]*[.B3]*12*[.C3]" office:value-type="float" office:value="3024" calcext:value-type="float">
            <text:p>3024</text:p>
          </table:table-cell>
          <table:table-cell table:formula="of:=[.D3]*10000" office:value-type="float" office:value="30240000" calcext:value-type="float">
            <text:p>302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4]*[.B4]*12*[.C4]" office:value-type="float" office:value="14256" calcext:value-type="float">
            <text:p>14256</text:p>
          </table:table-cell>
          <table:table-cell table:formula="of:=[.D4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4]+[.D6]+[.D6])/3" office:value-type="float" office:value="23184" calcext:value-type="float">
            <text:p>23184</text:p>
          </table:table-cell>
          <table:table-cell table:formula="of:=[.D5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6]*[.B6]*12*[.C6]" office:value-type="float" office:value="27648" calcext:value-type="float">
            <text:p>27648</text:p>
          </table:table-cell>
          <table:table-cell table:formula="of:=[.D6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7]*[.B7]*12*[.C7]" office:value-type="float" office:value="44640" calcext:value-type="float">
            <text:p>44640</text:p>
          </table:table-cell>
          <table:table-cell table:formula="of:=[.D7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8]*[.B8]*12*[.C8]" office:value-type="float" office:value="57600" calcext:value-type="float">
            <text:p>57600</text:p>
          </table:table-cell>
          <table:table-cell table:formula="of:=[.D8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9]*[.B9]*12*[.C9]" office:value-type="float" office:value="154800" calcext:value-type="float">
            <text:p>154800</text:p>
          </table:table-cell>
          <table:table-cell table:formula="of:=[.D9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0]*[.B10]*12*[.C10]" office:value-type="float" office:value="122880" calcext:value-type="float">
            <text:p>122880</text:p>
          </table:table-cell>
          <table:table-cell table:formula="of:=[.D10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1]*[.B11]*12*[.C11]" office:value-type="float" office:value="232320" calcext:value-type="float">
            <text:p>232320</text:p>
          </table:table-cell>
          <table:table-cell table:formula="of:=[.D11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2]*[.B12]*12*[.C12]" office:value-type="float" office:value="274560" calcext:value-type="float">
            <text:p>274560</text:p>
          </table:table-cell>
          <table:table-cell table:formula="of:=[.D12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3]*[.B13]*12*[.C13]" office:value-type="float" office:value="316800" calcext:value-type="float">
            <text:p>316800</text:p>
          </table:table-cell>
          <table:table-cell table:formula="of:=[.D13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4]*[.B14]*12*[.C14]" office:value-type="float" office:value="405000" calcext:value-type="float">
            <text:p>405000</text:p>
          </table:table-cell>
          <table:table-cell table:formula="of:=[.D14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0]*85)/70" office:value-type="float" office:value="149211.428571429" calcext:value-type="float">
            <text:p>149211</text:p>
          </table:table-cell>
          <table:table-cell table:formula="of:=[.D15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A16]*[.B16]*12*[.C16]" office:value-type="float" office:value="384000" calcext:value-type="float">
            <text:p>384000</text:p>
          </table:table-cell>
          <table:table-cell table:formula="of:=[.D16]*10000" office:value-type="float" office:value="3840000000" calcext:value-type="float">
            <text:p>3840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0" calcext:value-type="float">
            <text:p>20</text:p>
          </table:table-cell>
          <table:table-cell table:formula="of:=[.A17]*[.B17]*12*[.C17]" office:value-type="float" office:value="177600" calcext:value-type="float">
            <text:p>177600</text:p>
          </table:table-cell>
          <table:table-cell table:formula="of:=[.D17]*10000" office:value-type="float" office:value="1776000000" calcext:value-type="float">
            <text:p>17760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20000" calcext:value-type="float">
            <text:p>420000</text:p>
          </table:table-cell>
          <table:table-cell table:formula="of:=[.D18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19]*[.B19]*12*[.C19]" office:value-type="float" office:value="411600" calcext:value-type="float">
            <text:p>411600</text:p>
          </table:table-cell>
          <table:table-cell table:formula="of:=[.D19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3360" calcext:value-type="float">
            <text:p>423360</text:p>
          </table:table-cell>
          <table:table-cell table:formula="of:=[.D20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1]*[.B21]*12*[.C21]" office:value-type="float" office:value="360000" calcext:value-type="float">
            <text:p>360000</text:p>
          </table:table-cell>
          <table:table-cell table:formula="of:=[.D21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5-01-08T22:16:33.601000000</dc:date>
    <dc:creator>James Petts</dc:creator>
    <meta:editing-duration>P1DT6H31M37S</meta:editing-duration>
    <meta:editing-cycles>71</meta:editing-cycles>
    <meta:generator>LibreOffice/4.2.8.2$Windows_x86 LibreOffice_project/48d50dbfc06349262c9d50868e5c1f630a573ebd</meta:generator>
    <meta:document-statistic meta:table-count="2" meta:cell-count="1076" meta:object-count="0"/>
  </office:meta>
</office:document-meta>
</file>